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24.37mm" fo:margin-left="32.26mm" table:align="left" style:writing-mode="lr-tb"/>
    </style:style>
    <style:style style:name="Table1.A" style:family="table-column">
      <style:table-column-properties style:column-width="64.75mm"/>
    </style:style>
    <style:style style:name="Table1.B" style:family="table-column">
      <style:table-column-properties style:column-width="32.53mm"/>
    </style:style>
    <style:style style:name="Table1.C" style:family="table-column">
      <style:table-column-properties style:column-width="27.09mm"/>
    </style:style>
    <style:style style:name="Table1.1" style:family="table-row">
      <style:table-row-properties style:row-height="2.5mm" fo:keep-together="auto"/>
    </style:style>
    <style:style style:name="Table1.A1" style:family="table-cell">
      <style:table-cell-properties fo:padding="0mm" fo:border-left="none" fo:border-right="none" fo:border-top="none" fo:border-bottom="1.25pt solid #000001"/>
    </style:style>
    <style:style style:name="Table1.B1" style:family="table-cell">
      <style:table-cell-properties fo:padding="0mm" fo:border-left="none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29.33mm" fo:keep-together="auto"/>
    </style:style>
    <style:style style:name="Table1.A2" style:family="table-cell">
      <style:table-cell-properties fo:padding="0mm" fo:border="1.25pt solid #000001"/>
    </style:style>
    <style:style style:name="Table1.B2" style:family="table-cell">
      <style:table-cell-properties fo:padding="0mm" fo:border-left="1.25pt solid #000001" fo:border-right="1.35pt solid #000001" fo:border-top="none" fo:border-bottom="none"/>
    </style:style>
    <style:style style:name="Table1.C2" style:family="table-cell">
      <style:table-cell-properties fo:padding="0mm" fo:border-left="1.35pt solid #000001" fo:border-right="none" fo:border-top="none" fo:border-bottom="1.35pt solid #000001"/>
    </style:style>
    <style:style style:name="Table1.3" style:family="table-row">
      <style:table-row-properties style:row-height="4.43mm" fo:keep-together="auto"/>
    </style:style>
    <style:style style:name="Table1.A3" style:family="table-cell">
      <style:table-cell-properties fo:padding="0mm" fo:border-left="none" fo:border-right="none" fo:border-top="1.25pt solid #000001" fo:border-bottom="none"/>
    </style:style>
    <style:style style:name="Table1.C3" style:family="table-cell">
      <style:table-cell-properties fo:padding="0mm" fo:border-left="1.35pt solid #000001" fo:border-right="none" fo:border-top="1.35pt solid #000001" fo:border-bottom="none"/>
    </style:style>
    <style:style style:name="P1" style:family="paragraph" style:parent-style-name="Frame_20_contents">
      <style:paragraph-properties fo:margin-left="1.27mm" fo:margin-right="0mm" fo:text-indent="0mm" style:auto-text-indent="false"/>
    </style:style>
    <style:style style:name="P2" style:family="paragraph" style:parent-style-name="Standard">
      <style:paragraph-properties fo:margin-left="0mm" fo:margin-right="10.58mm" fo:line-height="85%" fo:text-align="end" style:justify-single-word="false" fo:text-indent="0mm" style:auto-text-indent="false"/>
    </style:style>
    <style:style style:name="P3" style:family="paragraph" style:parent-style-name="Standard">
      <style:paragraph-properties fo:margin-left="0mm" fo:margin-right="10.58mm" fo:margin-top="6.35mm" fo:margin-bottom="0mm" fo:line-height="85%" fo:text-align="end" style:justify-single-word="false" fo:text-indent="0mm" style:auto-text-indent="false"/>
    </style:style>
    <style:style style:name="P4" style:family="paragraph" style:parent-style-name="Standard">
      <style:paragraph-properties fo:margin-top="3.18mm" fo:margin-bottom="0mm" fo:text-align="center" style:justify-single-word="false"/>
    </style:style>
    <style:style style:name="P5" style:family="paragraph" style:parent-style-name="Standard">
      <style:paragraph-properties fo:margin-left="0mm" fo:margin-right="6.99mm" fo:line-height="90%" fo:text-align="end" style:justify-single-word="false" fo:text-indent="0mm" style:auto-text-indent="false"/>
    </style:style>
    <style:style style:name="P6" style:family="paragraph" style:parent-style-name="Standard">
      <style:paragraph-properties fo:margin-top="1.27mm" fo:margin-bottom="0mm"/>
    </style:style>
    <style:style style:name="P7" style:family="paragraph" style:parent-style-name="Standard">
      <style:paragraph-properties fo:margin-top="7.62mm" fo:margin-bottom="0mm"/>
    </style:style>
    <style:style style:name="P8" style:family="paragraph" style:parent-style-name="Standard">
      <style:paragraph-properties fo:margin-left="0mm" fo:margin-right="20.32mm" fo:margin-top="11.43mm" fo:margin-bottom="0mm" fo:line-height="167%" fo:text-indent="10.16mm" style:auto-text-indent="false">
        <style:tab-stops>
          <style:tab-stop style:position="135.13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top="1.91mm" fo:margin-bottom="0mm">
        <style:tab-stops>
          <style:tab-stop style:position="38.1mm" style:leader-style="dotted" style:leader-text="."/>
          <style:tab-stop style:position="49.78mm" style:leader-style="dotted" style:leader-text="."/>
          <style:tab-stop style:position="82.16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0.16mm" fo:margin-right="0mm" fo:margin-top="6.35mm" fo:margin-bottom="0mm" fo:line-height="116%" fo:text-indent="0mm" style:auto-text-indent="false">
        <style:tab-stops>
          <style:tab-stop style:position="124.83mm" style:type="right" style:leader-style="dotted" style:leader-text="."/>
          <style:tab-stop style:position="135.13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mm" fo:margin-right="20.32mm" fo:margin-top="1.91mm" fo:margin-bottom="0mm" fo:line-height="166%" fo:text-align="justify" style:justify-single-word="false" fo:text-indent="0mm" style:auto-text-indent="false"/>
    </style:style>
    <style:style style:name="P12" style:family="paragraph" style:parent-style-name="Standard">
      <style:paragraph-properties fo:margin-left="0mm" fo:margin-right="20.32mm" fo:margin-top="5.08mm" fo:margin-bottom="0mm" fo:line-height="168%" fo:text-align="justify" style:justify-single-word="false" fo:text-indent="8.89mm" style:auto-text-indent="false"/>
    </style:style>
    <style:style style:name="P13" style:family="paragraph" style:parent-style-name="Standard">
      <style:paragraph-properties fo:margin-left="0mm" fo:margin-right="20.32mm" fo:margin-top="5.72mm" fo:margin-bottom="0mm" fo:line-height="176%" fo:text-indent="11.43mm" style:auto-text-indent="false"/>
    </style:style>
    <style:style style:name="P14" style:family="paragraph" style:parent-style-name="Standard">
      <style:paragraph-properties fo:margin-left="11.43mm" fo:margin-right="0mm" fo:margin-top="5.08mm" fo:margin-bottom="0mm" fo:text-indent="0mm" style:auto-text-indent="false">
        <style:tab-stops>
          <style:tab-stop style:position="38.1mm" style:leader-style="dotted" style:leader-text="."/>
          <style:tab-stop style:position="82.16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69.85mm" fo:margin-right="0mm" fo:margin-top="12.7mm" fo:margin-bottom="9.53mm" fo:text-indent="0mm" style:auto-text-indent="false">
        <style:tab-stops>
          <style:tab-stop style:position="124.83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82.55mm" fo:margin-right="0mm" fo:margin-top="3.81mm" fo:margin-bottom="0mm" fo:line-height="112%" fo:text-indent="0mm" style:auto-text-indent="false"/>
    </style:style>
    <style:style style:name="P17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T1" style:family="text">
      <style:text-properties fo:color="#000000" style:font-name="Courier New" fo:font-size="8.5pt" fo:letter-spacing="-0.25mm" fo:font-weight="bold" style:font-size-asian="8.5pt" style:font-weight-asian="bold"/>
    </style:style>
    <style:style style:name="T2" style:family="text">
      <style:text-properties fo:color="#000000" style:font-name="Courier New" fo:font-size="8.5pt" fo:letter-spacing="-0.07mm" fo:font-weight="bold" style:font-size-asian="8.5pt" style:font-weight-asian="bold"/>
    </style:style>
    <style:style style:name="T3" style:family="text">
      <style:text-properties fo:color="#000000" style:font-name="Courier New" fo:font-size="8.5pt" fo:letter-spacing="-0.28mm" fo:font-weight="bold" style:font-size-asian="8.5pt" style:font-weight-asian="bold"/>
    </style:style>
    <style:style style:name="T4" style:family="text">
      <style:text-properties fo:color="#000000" style:font-name="Courier New" fo:font-size="8.5pt" fo:letter-spacing="-0.14mm" fo:font-weight="bold" style:font-size-asian="8.5pt" style:font-weight-asian="bold"/>
    </style:style>
    <style:style style:name="T5" style:family="text">
      <style:text-properties fo:color="#000000" style:font-name="Courier New" fo:font-size="8.5pt" fo:font-weight="bold" style:font-size-asian="8.5pt" style:font-weight-asian="bold"/>
    </style:style>
    <style:style style:name="T6" style:family="text">
      <style:text-properties fo:color="#000000" style:font-name="Courier New" fo:font-size="8.5pt" fo:letter-spacing="-0.3mm" fo:font-weight="bold" style:font-size-asian="8.5pt" style:font-weight-asian="bold"/>
    </style:style>
    <style:style style:name="T7" style:family="text">
      <style:text-properties fo:color="#000000" style:font-name="Courier New" fo:font-size="8.5pt" fo:letter-spacing="-0.16mm" fo:font-weight="bold" style:font-size-asian="8.5pt" style:font-weight-asian="bold"/>
    </style:style>
    <style:style style:name="T8" style:family="text">
      <style:text-properties fo:color="#000000" style:font-name="Courier New" fo:font-size="8.5pt" fo:letter-spacing="-0.26mm" fo:font-weight="bold" style:font-size-asian="8.5pt" style:font-weight-asian="bold"/>
    </style:style>
    <style:style style:name="T9" style:family="text">
      <style:text-properties fo:color="#000000" style:font-name="Courier New" fo:font-size="8.5pt" fo:letter-spacing="-0.19mm" fo:font-weight="bold" style:font-size-asian="8.5pt" style:font-weight-asian="bold"/>
    </style:style>
    <style:style style:name="T10" style:family="text">
      <style:text-properties fo:color="#000000" style:font-name="Courier New" fo:font-size="8.5pt" fo:letter-spacing="-0.18mm" fo:font-weight="bold" style:font-size-asian="8.5pt" style:font-weight-asian="bold"/>
    </style:style>
    <style:style style:name="T11" style:family="text">
      <style:text-properties fo:color="#000000" style:font-name="Courier New" fo:font-size="8.5pt" fo:letter-spacing="-0.04mm" fo:font-weight="bold" style:font-size-asian="8.5pt" style:font-weight-asian="bold"/>
    </style:style>
    <style:style style:name="T12" style:family="text">
      <style:text-properties fo:color="#000000" style:font-name="Courier New" fo:font-size="8.5pt" fo:letter-spacing="-0.11mm" fo:font-weight="bold" style:font-size-asian="8.5pt" style:font-weight-asian="bold"/>
    </style:style>
    <style:style style:name="T13" style:family="text">
      <style:text-properties fo:color="#000000" style:font-name="Courier New" fo:font-size="8pt" fo:letter-spacing="-0.25mm" fo:font-weight="bold" style:font-size-asian="8pt" style:font-weight-asian="bold" style:text-scale="90%"/>
    </style:style>
    <style:style style:name="T14" style:family="text">
      <style:text-properties fo:color="#000000" style:font-name="Courier New" fo:font-size="8pt" fo:letter-spacing="-0.46mm" fo:font-weight="bold" style:font-size-asian="8pt" style:font-weight-asian="bold" style:font-name-complex="Courier New1"/>
    </style:style>
    <style:style style:name="T15" style:family="text">
      <style:text-properties fo:color="#000000" style:font-name="Times New Roman" fo:font-size="8.5pt" fo:font-weight="bold" style:font-size-asian="8.5pt" style:font-weight-asian="bold"/>
    </style:style>
    <style:style style:name="T16" style:family="text">
      <style:text-properties fo:color="#000000" style:font-name="Times New Roman" fo:font-size="8.5pt" fo:letter-spacing="-0.07mm" fo:font-weight="bold" style:font-size-asian="8.5pt" style:font-weight-asian="bold" style:font-name-complex="Times New Roman1"/>
    </style:style>
    <style:style style:name="T17" style:family="text">
      <style:text-properties fo:color="#000000" style:font-name="Times New Roman" fo:font-size="9.5pt" style:font-size-asian="9.5pt"/>
    </style:style>
    <style:style style:name="T18" style:family="text">
      <style:text-properties fo:color="#000000" style:font-name="Arial" fo:font-size="22.5pt" fo:font-weight="bold" style:font-size-asian="22.5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dash" draw:stroke-dash="Dash_20_2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text:anchor-type="paragraph" svg:x="0mm" svg:y="232.37mm" svg:width="156.63mm" svg:height="3.46mm" draw:z-index="0"><draw:text-box><text:p text:style-name="P1"><text:span text:style-name="T1">• Delete </text:span><text:span text:style-name="T13">where </text:span><text:span text:style-name="T1">inapplicable.</text:span></text:p></draw:text-box></draw:fram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2"><text:span text:style-name="T15">Form</text:span></text:p>
            <text:p text:style-name="P3"><text:span text:style-name="T18">67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6">THE COMPANIES ACT</text:span></text:p>
            <text:p text:style-name="P4"><text:span text:style-name="T16">CHAPTER 50</text:span></text:p>
            <text:p text:style-name="P4"><text:span text:style-name="T16">SECTION 295 (1)</text:span></text:p>
            <text:p text:style-name="P4"><text:span text:style-name="T16">NOTICE NEETIM OF CREDITORS</text:span></text:p>
          </table:table-cell>
          <table:table-cell table:style-name="Table1.B2" office:value-type="string">
            <text:p text:style-name="Standard"/>
          </table:table-cell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5"><text:span text:style-name="T17">Folio No</text:span></text:p>
      <text:p text:style-name="P6"><text:span text:style-name="T3">Name of Company:</text:span></text:p>
      <text:p text:style-name="P7"><text:span text:style-name="T4">Company No:</text:span></text:p>
      <text:p text:style-name="P8"><text:span text:style-name="T1">Notice is hereby given that pursuant to section 295(1) of the Companies Act, a </text:span><text:span text:style-name="T3">meeting of the creditors of the abovenamed company will be held at <text:tab/></text:span></text:p>
      <text:p text:style-name="P9"><text:span text:style-name="T5">on <text:tab/> <text:tab/> at <text:tab/></text:span></text:p>
      <text:p text:style-name="P10"><text:span text:style-name="T6">The winding up of the company commenced on <text:tab/></text:span><text:span text:style-name="T5"> <text:tab/></text:span></text:p>
      <text:p text:style-name="P11"><text:span text:style-name="T3"><text:s/>and *I/We *was/were appointed liquidator(s) by resolution of the members of the company <text:s/>As the directors declared that the </text:span><text:span text:style-name="T14">company </text:span><text:span text:style-name="T3">would be able to pay its debts in full within a </text:span><text:span text:style-name="T7">period of <text:s text:c="2"/>months after the commencement of the winding up, the liquidation is </text:span><text:span text:style-name="T6">proceeding as a members' voluntary winding up.</text:span></text:p>
      <text:p text:style-name="P12"><text:span text:style-name="T1">*I/We have formed the opinion that the company will not be able to pay or provide for the </text:span><text:span text:style-name="T13">payment </text:span><text:span text:style-name="T1">of its debts in full within that period and this meeting is summoned in </text:span><text:span text:style-name="T8">order that the creditors may, if they so wish, exercise their right under section 295(2) </text:span><text:span text:style-name="T1">of the Companies Act, to appoint some person other than *myself/ourselves to be the liquidator(s) of the company for the purpose of winding up the affairs and distributing </text:span><text:span text:style-name="T3">the assets of the company.</text:span></text:p>
      <text:p text:style-name="P13"><text:span text:style-name="T9">A statement of the assets and liabilities of the company will be laid before </text:span><text:span text:style-name="T10">the meeting.</text:span></text:p>
      <text:p text:style-name="P14"><text:span text:style-name="T2">Dated this <text:tab/></text:span><text:span text:style-name="T11"> day of <text:tab/></text:span><text:span text:style-name="T2"> ....</text:span></text:p>
      <text:p text:style-name="P15"><text:span text:style-name="T12">Signature: <text:tab/></text:span></text:p>
      <text:p text:style-name="P16"><text:span text:style-name="T3">N</text:span><text:bookmark text:name="_GoBack"/><text:span text:style-name="T3">ame of Liquidator(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71mm" draw:distance="0.7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mm" fo:page-height="250mm" style:num-format="1" style:print-orientation="portrait" fo:margin-top="0mm" fo:margin-bottom="13.18mm" fo:margin-left="9.93mm" fo:margin-right="8.36mm" style:writing-mode="lr-tb" style:layout-grid-color="#c0c0c0" style:layout-grid-lines="236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8:35:00</meta:creation-date>
    <dc:date>2015-12-21T08:46:00</dc:date>
    <meta:editing-duration>PT11S</meta:editing-duration>
    <meta:generator>LibreOffice/3.5$Linux_X86_64 LibreOffice_project/350m1$Build-2</meta:generator>
    <meta:document-statistic meta:table-count="1" meta:image-count="0" meta:object-count="0" meta:page-count="1" meta:paragraph-count="19" meta:word-count="218" meta:character-count="1253" meta:non-whitespace-character-count="10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